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5ec9"/>
    </style:style>
    <style:style style:name="P2" style:family="paragraph" style:parent-style-name="Standard">
      <style:text-properties officeooo:paragraph-rsid="001e231e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972f"/>
      <style:paragraph-properties fo:text-align="center"/>
    </style:style>
    <style:style style:name="gr1" style:family="graphic">
      <style:graphic-properties draw:stroke="none" svg:stroke-color="#000000" draw:fill="none" draw:fill-color="#ffffff" fo:min-height="2.4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0.9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1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1.2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ff860d" draw:fill-color="#ff972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99cm" svg:stroke-color="#81d41a" draw:marker-start-width="0.651cm" draw:marker-end-width="0.651cm" draw:fill-color="#ff972f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99cm" svg:stroke-color="#3465a4" draw:marker-start-width="0.651cm" draw:marker-end-width="0.651cm" draw:fill-color="#ff972f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99cm" svg:stroke-color="#ff860d" draw:marker-start-width="0.651cm" draw:marker-end-width="0.651cm" draw:fill-color="#ff972f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0" draw:name="Forma1" draw:style-name="gr8" draw:text-style-name="P4" svg:x1="-2.27cm" svg:y1="0.859cm" svg:x2="19.373cm" svg:y2="0.859cm"><text:p/></draw:line><draw:line text:anchor-type="paragraph" draw:z-index="2" draw:name="Forma2" draw:style-name="gr6" draw:text-style-name="P4" svg:x1="4.059cm" svg:y1="1.018cm" svg:x2="4.059cm" svg:y2="22.873cm"><text:p/></draw:line><draw:line text:anchor-type="paragraph" draw:z-index="3" draw:name="Forma3" draw:style-name="gr5" draw:text-style-name="P4" svg:x1="4.329cm" svg:y1="22.872cm" svg:x2="4.059cm" svg:y2="22.872cm"><text:p/></draw:line><draw:frame text:anchor-type="paragraph" draw:z-index="4" draw:name="Forma4" draw:style-name="gr4" draw:text-style-name="P3" svg:width="14.916cm" svg:height="21.3cm" svg:x="4.461cm" svg:y="1.272cm"><draw:text-box><text:p>Prueba </text:p></draw:text-box></draw:frame><draw:frame text:anchor-type="paragraph" draw:z-index="5" draw:name="Forma5" draw:style-name="gr3" draw:text-style-name="P3" svg:width="20.638cm" svg:height="2.117cm" svg:x="-1.58cm" svg:y="-1.702cm"><draw:text-box><text:p>Prueba</text:p></draw:text-box></draw:frame></text:p>
      <text:p text:style-name="P1"/>
      <text:p text:style-name="P1"><draw:frame text:anchor-type="paragraph" draw:z-index="6" draw:name="Forma6" draw:style-name="gr2" draw:text-style-name="P3" svg:width="5.456cm" svg:height="20.903cm" svg:x="-1.824cm" svg:y="0.298cm"><draw:text-box><text:p>Prueba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1" draw:name="Forma1_0" draw:style-name="gr7" draw:text-style-name="P4" svg:x1="-2.055cm" svg:y1="0.379cm" svg:x2="19.588cm" svg:y2="0.379cm"><text:p/></draw:line></text:p>
      <text:p text:style-name="P1"><draw:frame text:anchor-type="paragraph" draw:z-index="7" draw:name="Forma7" draw:style-name="gr1" draw:text-style-name="P3" svg:width="21.069cm" svg:height="2.481cm" svg:x="-1.692cm" svg:y="0.386cm"><draw:text-box><text:p>Prueba</text:p><text:p/><text:p/><text:p/></draw:text-box></draw:frame></text:p>
      <text:p text:style-name="P1"/>
      <text:p text:style-name="P2"><draw:line text:anchor-type="paragraph" draw:z-index="10" draw:name="Forma1_1" draw:style-name="gr8" draw:text-style-name="P4" svg:x1="-2.27cm" svg:y1="0.859cm" svg:x2="19.373cm" svg:y2="0.859cm"><text:p/></draw:line><draw:line text:anchor-type="paragraph" draw:z-index="12" draw:name="Forma2_1" draw:style-name="gr6" draw:text-style-name="P4" svg:x1="4.059cm" svg:y1="1.018cm" svg:x2="4.059cm" svg:y2="22.873cm"><text:p/></draw:line><draw:line text:anchor-type="paragraph" draw:z-index="13" draw:name="Forma3_1" draw:style-name="gr5" draw:text-style-name="P4" svg:x1="4.329cm" svg:y1="22.872cm" svg:x2="4.059cm" svg:y2="22.872cm"><text:p/></draw:line><draw:frame text:anchor-type="paragraph" draw:z-index="14" draw:name="Forma4_0" draw:style-name="gr4" draw:text-style-name="P3" svg:width="14.916cm" svg:height="21.3cm" svg:x="4.461cm" svg:y="1.272cm"><draw:text-box><text:p>Prueba </text:p></draw:text-box></draw:frame><draw:line text:anchor-type="paragraph" draw:z-index="8" draw:name="Forma2_0" draw:style-name="gr6" draw:text-style-name="P4" svg:x1="4.059cm" svg:y1="1.018cm" svg:x2="4.059cm" svg:y2="22.873cm"><text:p/></draw:line><draw:line text:anchor-type="paragraph" draw:z-index="9" draw:name="Forma3_0" draw:style-name="gr5" draw:text-style-name="P4" svg:x1="4.329cm" svg:y1="22.872cm" svg:x2="4.059cm" svg:y2="22.872cm"><text:p/></draw:line><draw:frame text:anchor-type="paragraph" draw:z-index="15" draw:name="Forma5_0" draw:style-name="gr3" draw:text-style-name="P3" svg:width="20.638cm" svg:height="2.117cm" svg:x="-1.513cm" svg:y="-1.635cm"><draw:text-box><text:p>Prueba</text:p></draw:text-box></draw:frame><text:soft-page-break/></text:p>
      <text:p text:style-name="P2"/>
      <text:p text:style-name="P2"><draw:frame text:anchor-type="paragraph" draw:z-index="16" draw:name="Forma6_0" draw:style-name="gr2" draw:text-style-name="P3" svg:width="5.456cm" svg:height="20.903cm" svg:x="-1.824cm" svg:y="0.298cm"><draw:text-box><text:p>Prueba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1" draw:name="Forma1_2" draw:style-name="gr7" draw:text-style-name="P4" svg:x1="-2.055cm" svg:y1="0.379cm" svg:x2="19.588cm" svg:y2="0.379cm"><text:p/></draw:line></text:p>
      <text:p text:style-name="P2"><draw:frame text:anchor-type="paragraph" draw:z-index="17" draw:name="Forma7_0" draw:style-name="gr1" draw:text-style-name="P3" svg:width="21.069cm" svg:height="2.481cm" svg:x="-1.692cm" svg:y="0.386cm"><draw:text-box><text:p>Prueba</text:p><text:p/><text:p/><text:p/></draw:text-box></draw:frame></text:p>
      <text:p text:style-name="P2"/>
      <text:p text:style-name="P2"><draw:line text:anchor-type="paragraph" draw:z-index="18" draw:name="Forma1_3" draw:style-name="gr8" draw:text-style-name="P4" svg:x1="-2.27cm" svg:y1="0.859cm" svg:x2="19.373cm" svg:y2="0.859cm"><text:p/></draw:line><draw:line text:anchor-type="paragraph" draw:z-index="20" draw:name="Forma2_2" draw:style-name="gr6" draw:text-style-name="P4" svg:x1="4.059cm" svg:y1="1.018cm" svg:x2="4.059cm" svg:y2="22.873cm"><text:p/></draw:line><draw:line text:anchor-type="paragraph" draw:z-index="21" draw:name="Forma3_2" draw:style-name="gr5" draw:text-style-name="P4" svg:x1="4.329cm" svg:y1="22.872cm" svg:x2="4.059cm" svg:y2="22.872cm"><text:p/></draw:line><draw:frame text:anchor-type="paragraph" draw:z-index="22" draw:name="Forma4_1" draw:style-name="gr4" draw:text-style-name="P3" svg:width="14.916cm" svg:height="21.3cm" svg:x="4.461cm" svg:y="1.272cm"><draw:text-box><text:p>Prueba </text:p></draw:text-box></draw:frame><draw:frame text:anchor-type="paragraph" draw:z-index="23" draw:name="Forma5_1" draw:style-name="gr3" draw:text-style-name="P3" svg:width="20.638cm" svg:height="2.117cm" svg:x="-1.58cm" svg:y="-1.669cm"><draw:text-box><text:p>Prueba</text:p></draw:text-box></draw:frame><text:soft-page-break/></text:p>
      <text:p text:style-name="P2"/>
      <text:p text:style-name="P2"><draw:frame text:anchor-type="paragraph" draw:z-index="24" draw:name="Forma6_1" draw:style-name="gr2" draw:text-style-name="P3" svg:width="5.456cm" svg:height="20.903cm" svg:x="-1.824cm" svg:y="0.298cm"><draw:text-box><text:p>Prueba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19" draw:name="Forma1_4" draw:style-name="gr7" draw:text-style-name="P4" svg:x1="-2.055cm" svg:y1="0.379cm" svg:x2="19.588cm" svg:y2="0.379cm"><text:p/></draw:line></text:p>
      <text:p text:style-name="P2"><draw:frame text:anchor-type="paragraph" draw:z-index="25" draw:name="Forma7_1" draw:style-name="gr1" draw:text-style-name="P3" svg:width="21.069cm" svg:height="2.481cm" svg:x="-1.692cm" svg:y="0.386cm"><draw:text-box><text:p>Prueba</text:p><text:p/><text:p/><text:p/></draw:text-box></draw:frame></text:p>
      <text:p text:style-name="P2"/>
      <text:p text:style-name="P2"><draw:line text:anchor-type="paragraph" draw:z-index="26" draw:name="Forma1_5" draw:style-name="gr8" draw:text-style-name="P4" svg:x1="-2.27cm" svg:y1="0.859cm" svg:x2="19.373cm" svg:y2="0.859cm"><text:p/></draw:line><draw:line text:anchor-type="paragraph" draw:z-index="28" draw:name="Forma2_3" draw:style-name="gr6" draw:text-style-name="P4" svg:x1="4.059cm" svg:y1="1.018cm" svg:x2="4.059cm" svg:y2="22.873cm"><text:p/></draw:line><draw:line text:anchor-type="paragraph" draw:z-index="29" draw:name="Forma3_3" draw:style-name="gr5" draw:text-style-name="P4" svg:x1="4.329cm" svg:y1="22.872cm" svg:x2="4.059cm" svg:y2="22.872cm"><text:p/></draw:line><draw:frame text:anchor-type="paragraph" draw:z-index="30" draw:name="Forma4_2" draw:style-name="gr4" draw:text-style-name="P3" svg:width="14.916cm" svg:height="21.3cm" svg:x="4.461cm" svg:y="1.272cm"><draw:text-box><text:p>Prueba </text:p></draw:text-box></draw:frame><draw:frame text:anchor-type="paragraph" draw:z-index="31" draw:name="Forma5_2" draw:style-name="gr3" draw:text-style-name="P3" svg:width="20.638cm" svg:height="2.117cm" svg:x="-1.547cm" svg:y="-1.669cm"><draw:text-box><text:p>Prueba</text:p></draw:text-box></draw:frame><text:soft-page-break/></text:p>
      <text:p text:style-name="P2"/>
      <text:p text:style-name="P2"><draw:frame text:anchor-type="paragraph" draw:z-index="32" draw:name="Forma6_2" draw:style-name="gr2" draw:text-style-name="P3" svg:width="5.456cm" svg:height="20.903cm" svg:x="-1.824cm" svg:y="0.298cm"><draw:text-box><text:p>Prueba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27" draw:name="Forma1_6" draw:style-name="gr7" draw:text-style-name="P4" svg:x1="-2.055cm" svg:y1="0.379cm" svg:x2="19.588cm" svg:y2="0.379cm"><text:p/></draw:line></text:p>
      <text:p text:style-name="P2"><draw:frame text:anchor-type="paragraph" draw:z-index="33" draw:name="Forma7_2" draw:style-name="gr1" draw:text-style-name="P3" svg:width="21.069cm" svg:height="2.481cm" svg:x="-1.692cm" svg:y="0.386cm"><draw:text-box><text:p>Prueba</text:p><text:p/><text:p/><text:p/></draw:text-box></draw:frame></text:p>
      <text:p text:style-name="P2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7:08:08.621020902</meta:creation-date>
    <dc:date>2021-03-26T17:23:26.882321959</dc:date>
    <meta:editing-duration>PT5M5S</meta:editing-duration>
    <meta:editing-cycles>1</meta:editing-cycles>
    <meta:document-statistic meta:table-count="0" meta:image-count="0" meta:object-count="0" meta:page-count="9" meta:paragraph-count="0" meta:word-count="0" meta:character-count="0" meta:non-whitespace-character-count="0"/>
    <meta:generator>LibreOffice/6.4.6.2$Linux_X86_64 LibreOffice_project/40$Build-2</meta:generator>
  </office:meta>
</office:document-meta>
</file>